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text-align="start" style:justify-single-word="false"/>
      <style:text-properties style:font-name="Arial" fo:font-size="20pt" style:font-size-asian="20pt" style:font-size-complex="20pt"/>
    </style:style>
    <style:style style:name="P3" style:family="paragraph" style:parent-style-name="Standard">
      <style:paragraph-properties fo:text-align="justify" style:justify-single-word="false"/>
      <style:text-properties style:font-name="Arial" fo:font-size="12pt" style:font-size-asian="12pt" style:font-size-complex="12pt"/>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Courier New"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ff" style:font-name="Courier New"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color="#0000ff"/>
    </style:style>
    <style:style style:name="T5" style:family="text">
      <style:text-properties fo:color="#0000ff" fo:font-weight="normal" style:font-weight-asian="normal" style:font-weight-complex="normal"/>
    </style:style>
    <style:style style:name="T6" style:family="text">
      <style:text-properties fo:color="#000000" fo:font-weight="normal" style:font-name-asian="Courier New"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dyMech 3.06.01 for U.L.E.M.A. Tutorial</text:p>
      <text:p text:style-name="P2"/>
      <text:p text:style-name="P3">The processing engine of U.L.E.M.A. is an improved version (for both speed and API) of <text:a xlink:type="simple" xlink:href="http://www.bodymech.nl/">BodyMech</text:a> 3.06.01. It can be found inside <text:span text:style-name="T1">Engines / BodyMech3.06.01 / Core</text:span>. The new or improved functions can be found inside the folder <text:span text:style-name="T1">BMnewfunctions</text:span>.</text:p>
      <text:p text:style-name="P3"/>
      <text:p text:style-name="P3">In this document, you will learn how to create a Body model, pointer (stylus object) and segment reference frames files. The parts of code that do not natively belong to BodyMech <text:s text:c="2"/>3.06.01 are depicted in <text:span text:style-name="T4">blue</text:span>.</text:p>
      <text:p text:style-name="P3"/>
      <text:p text:style-name="P4">Body model file creation:</text:p>
      <text:p text:style-name="P5"/>
      <text:p text:style-name="P4"><text:span text:style-name="T3">Sample Body model files can be found inside the folder </text:span><text:span text:style-name="T2">BodyModels</text:span><text:span text:style-name="T3">. Each Body model file should have the following lines of code. This code chunk can be used as a template as well. The file doesn't consist of a function, but it is a script. After placing a new file into the folder </text:span><text:span text:style-name="T2">BodyModels</text:span><text:span text:style-name="T3">, it will be available into the U.L.E.M.A. GUI after restart.</text:span></text:p>
      <text:p text:style-name="P5"/>
      <text:p text:style-name="P7">% Define important app variables as global</text:p>
      <text:p text:style-name="P7">BodyMechFuncHeader();</text:p>
      <text:p text:style-name="P7"/>
      <text:p text:style-name="P7">% Clear the main BODY structure</text:p>
      <text:p text:style-name="P7">ClearBody();</text:p>
      <text:p text:style-name="P7"/>
      <text:p text:style-name="P8">% Create the list of markers that will have read from motion capture files. Normally, this is the list of the technical (or cluster markers) and anatomical markers. This list must contain also the names of the pointer markers (4 in this example) used for anatomical landmarks calibration:</text:p>
      <text:p text:style-name="P8">LabelSequence{1} = 'MarkerName1';</text:p>
      <text:p text:style-name="P8">LabelSequence{2} = 'MarkerName2';</text:p>
      <text:p text:style-name="P8">…</text:p>
      <text:p text:style-name="P8">LabelSequence{21} = 'P1';<text:tab/>% This is a pointer marker</text:p>
      <text:p text:style-name="P8">LabelSequence{22} = 'P2';<text:tab/>% This is a pointer marker</text:p>
      <text:p text:style-name="P8">LabelSequence{23} = 'P3';<text:tab/>% This is a pointer marker</text:p>
      <text:p text:style-name="P8">LabelSequence{24} = 'P4';<text:tab/>% This is a pointer marker</text:p>
      <text:p text:style-name="P8"/>
      <text:p text:style-name="P8">% Save the markers names list to the BODY structure</text:p>
      <text:p text:style-name="P8">PushLabelsToBody(LabelSequence);</text:p>
      <text:p text:style-name="P8"/>
      <text:p text:style-name="P8">% Create the list of indices (of LabelSequence) referring to pointer markers. The vector must be named 'iP'</text:p>
      <text:p text:style-name="P8">iP = [21, 22, 23, 24];</text:p>
      <text:p text:style-name="P7"/>
      <text:p text:style-name="P7">% Define segments names and the technical markers attached to each one. Considering the first segment, its name is 'Segment 1', its index in the BODY.SEGMENT structure is 1, and it is made of the markers having indices 1,2,3,4 from the list LabelSequence. Normally, the pointer segment doesn't have to be created.</text:p>
      <text:p text:style-name="P6"><text:span text:style-name="T3">CreateBodySegment</text:span><text:span text:style-name="T5">Adv</text:span><text:span text:style-name="T3">('Segment 1', 1, </text:span><text:span text:style-name="T5">[1,2,3,4]</text:span><text:span text:style-name="T3">);</text:span></text:p>
      <text:p text:style-name="P6"><text:span text:style-name="T3">CreateBodySegment</text:span><text:span text:style-name="T5">Adv</text:span><text:span text:style-name="T3">('Segment 2', 2, </text:span><text:span text:style-name="T5">[5,6,7]</text:span><text:span text:style-name="T3">);</text:span></text:p>
      <text:p text:style-name="P7">…</text:p>
      <text:p text:style-name="P7"><text:soft-page-break/></text:p>
      <text:p text:style-name="P7">% Define the anatomical landmarks for each segment, and if some landmarks are common between 2 segments. Here the first landmark of 'Segment 1' is called 'AL 1' and is shared with 'Segment 2'; this means that if the function DeleteUnusedSegments() is called later for deleting 'Segment 1', this one will be deleted along with its technical and anatomical landmarks BUT 'AL 1', since it is necessary (shared with) 'Segment 2'.</text:p>
      <text:p text:style-name="P7">BODY.SEGMENT(1).AnatomicalLandmark(1).Name = 'AL 1';</text:p>
      <text:p text:style-name="P8">BODY.SEGMENT(1).AnatomicalLandmark(1).SharedWith = {'Segment 2'};</text:p>
      <text:p text:style-name="P7">BODY.SEGMENT(1).AnatomicalLandmark(2).Name = 'AL 2';</text:p>
      <text:p text:style-name="P7">BODY.SEGMENT(2).AnatomicalLandmark(1).Name = 'AL 3';</text:p>
      <text:p text:style-name="P7">…</text:p>
      <text:p text:style-name="P7"/>
      <text:p text:style-name="P6"><text:span text:style-name="T3">% Create and define joints. Here we define a joint named 'Joint 1' , with index 1 in BODY.JOINT, the distal and proximal segments are the ones respectively with index 2 and 1, the angles decomposition sequence is Z, X, Y by using 'FirstSolution'. For 'Joint 2', the proximal segment has index 0. In this case, the proximal segment can be chose in the U.L.E.M.A. GUI by the user (see full doc). For details about angles decomposition and solutions, see functions CalculateJointKinematics.m and </text:span><text:span text:style-name="T6">RotationMatrixToCardanicAngles.m</text:span></text:p>
      <text:p text:style-name="P7">CreateBodyJoint('Joint 1', 1, [2 1], [Z X Y], 'FirstSolution');</text:p>
      <text:p text:style-name="P7">CreateBodyJoint('Joint 2', 1, [2 0], [Z X Y], 'FirstSolution');</text:p>
      <text:p text:style-name="P7">…</text:p>
      <text:p text:style-name="P7"/>
      <text:p text:style-name="P8">% Define angles for each joint. For the first joint (index 1), the 3 joint angles (named 'Angle_1', 'Angle_2', 'Angle_3') will be multiplied by factors 1,-1,-1, so 'Angle_2' and 'Angle_3' can be adjusted for sign. For the second joint, one factor is set to 0 and its name is empty. This angle will be ignored. Avoid spaces in angle names.</text:p>
      <text:p text:style-name="P8"/>
      <text:p text:style-name="P8">SetAnglesMeaning(1, [1,-1,-1], {'Angle_1','Angle_2','Angle_3'});</text:p>
      <text:p text:style-name="P8">SetAnglesMeaning(2, [1,0,-1], {'Angle_4','','Angle_5'});</text:p>
      <text:p text:style-name="P7"/>
      <text:p text:style-name="P7">% Define the laboratory reference frame and position</text:p>
      <text:p text:style-name="P7">BODY.CONTEXT.MotionCaptureToLab = eye(4);</text:p>
      <text:p text:style-name="P7"/>
      <text:p text:style-name="P4">Segment reference frame definition file creation:</text:p>
      <text:p text:style-name="P5"/>
      <text:p text:style-name="P4"><text:span text:style-name="T3">Sample segment reference frame definition files can be found inside the folder </text:span><text:span text:style-name="T2">AnatCalcs</text:span><text:span text:style-name="T3">. After placing a new file into the folder </text:span><text:span text:style-name="T2">AnatCalcs</text:span><text:span text:style-name="T3">, it will be available into the U.L.E.M.A. GUI after restart. The file is a function, and consists of the following blocks:</text:span></text:p>
      <text:p text:style-name="P5"/>
      <text:p text:style-name="P7">function MyRefFrameDefFile()</text:p>
      <text:p text:style-name="P7"/>
      <text:p text:style-name="P7">BodyMechFuncHeader;</text:p>
      <text:p text:style-name="P7"/>
      <text:p text:style-name="P7">% The code is relatively “free”. </text:p>
      <text:p text:style-name="P6"><text:span text:style-name="T3">% Here, inside BODY.SEGMENT(i).AnatomicalLandmark(j).Kinematics, position for anatomical landmark j for segment i is available in the form of 3 x Nf matrix, where Nf is the number of frames. You </text:span><text:soft-page-break/><text:span text:style-name="T3">can use your own functions for calculating segment reference frames. After doing that, you have to assign the result to BODY.SEGMENT(i).AnatomicalFrame.KinematicsPose in the form of a 4 x 4 x Nf array. The first two dimensions define the (affine) transformation matrix for segment i. A transformation matrix T is a compact form that embeds rotation matrix R and translation t (column vector): T = [R, t; 0 0 0 1]; DJC data is inside BODY.SEGMENT(i).AnatomicalLandmark(j), where segment i is the proximal segment (see subfields Name and Kinematics). Functional axis data is inside BODY.SEGMENT(i).FunctionalAxis(j), where segment i is the proximal segment (see subfield Name). Subfields Marker1.Kinematics and Marker2.Kinematics contain position of two virtual markers lying along the functional axis (this one pointing towards Marker1). These two markers are 2 cm distant between each other, and the midway position is the optimal position of the functional axis.</text:span></text:p>
      <text:p text:style-name="P7"/>
      <text:p text:style-name="P7">end</text:p>
      <text:p text:style-name="P7"/>
      <text:p text:style-name="P4">Pointer (stylus) reference frame definition file creation:</text:p>
      <text:p text:style-name="P5"/>
      <text:p text:style-name="P4"><text:span text:style-name="T3">Sample pointer reference frame definition files can be found inside the folder </text:span><text:span text:style-name="T2">Pointers</text:span><text:span text:style-name="T3">. After placing a new file into the folder </text:span><text:span text:style-name="T2">Pointers</text:span><text:span text:style-name="T3">, it will be available into the U.L.E.M.A. GUI after restart. The file doesn't consist of a function, but it is a script, and consists of the following blocks:</text:span></text:p>
      <text:p text:style-name="P5"/>
      <text:p text:style-name="P7">% Define a custom structure containing stylus geometric parameters to be used later (into the StylusTipReconstructor.m in this example)</text:p>
      <text:p text:style-name="P7">StylusGeom.myParam1 = 10;<text:tab/><text:tab/># some stylus data...</text:p>
      <text:p text:style-name="P7">StylusGeom.myParam2 = [30 12 45];<text:tab/># ...and some other</text:p>
      <text:p text:style-name="P7"/>
      <text:p text:style-name="P7">% Create the stylus named 'Stylus', composed by 4 markers whose indices are stored into iP, by using the custom function 'Pointer' (defined in the folder Pointers/Geometry) that will use geometric parameters in StylusGeom</text:p>
      <text:p text:style-name="P7">CreateStylus('Stylus',4,[iP(1) iP(2) iP(3) iP(4)],'MyTipGetter',</text:p>
      <text:p text:style-name="P7">StylusGeom);</text:p>
      <text:p text:style-name="P7"/>
      <text:p text:style-name="P4"><text:span text:style-name="T3">Inside the folder </text:span><text:span text:style-name="T2">Pointers / Geometry</text:span><text:span text:style-name="T3"> we can write the code performing the pointer tip reconstruction. In the example above, this function is </text:span><text:span text:style-name="T2">MyTipGetter.m</text:span><text:span text:style-name="T3">:</text:span></text:p>
      <text:p text:style-name="P7"/>
      <text:p text:style-name="P7">function StylusTip = MyTipGetter(InputData, StylusGeom)</text:p>
      <text:p text:style-name="P7"/>
      <text:p text:style-name="P7">% 'InputData' contains pointer markers global position at a certain time instant. It is a 3 x N matrix, where N is the number of pointer markers (in this case, 4). 'StylusGeom' is the same structure created in the file that is into the folder 'Pointers'. 'StylusTip' must be a 3-elements vector containing the global coordinates of the pointer tip.</text:p>
      <text:p text:style-name="P7"/>
      <text:p text:style-name="P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10T09:55:12.27</meta:creation-date>
    <dc:date>2014-01-13T09:15:26.44</dc:date>
    <meta:editing-duration>PT05H19M44S</meta:editing-duration>
    <meta:editing-cycles>83</meta:editing-cycles>
    <meta:generator>OpenOffice.org/3.2$Win32 OpenOffice.org_project/320m12$Build-9483</meta:generator>
    <meta:document-statistic meta:table-count="0" meta:image-count="0" meta:object-count="0" meta:page-count="3" meta:paragraph-count="59" meta:word-count="1074" meta:character-count="7007"/>
  </office:meta>
</office:document-meta>
</file>